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ex Brush" svg:font-family="'Alex Brush'" style:font-pitch="variable"/>
    <style:font-face style:name="Alfios" svg:font-family="Alfios" style:font-pitch="variable"/>
    <style:font-face style:name="Archivo Black" svg:font-family="'Archivo Black'" style:font-pitch="variable"/>
    <style:font-face style:name="Arial Black1" svg:font-family="'Arial Black'" style:font-pitch="variable"/>
    <style:font-face style:name="Arsenal" svg:font-family="Arsenal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legreya Sans" svg:font-family="'Alegreya Sans'" style:font-adornments="Black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Open Sans Extrabold" svg:font-family="'Open Sans Extrabold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63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278in"/>
    </style:style>
    <style:style style:name="Table1.B" style:family="table-column">
      <style:table-column-properties style:column-width="5.4361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padding="0.0382in" fo:border="none" style:writing-mode="lr-tb"/>
    </style:style>
    <style:style style:name="Table1.B3" style:family="table-cell">
      <style:table-cell-properties style:vertical-align="top" fo:padding="0.0382in" fo:border="none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382in" fo:border="none" style:writing-mode="lr-tb"/>
    </style:style>
    <style:style style:name="Table1.B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382in" fo:border="none" style:writing-mode="lr-tb"/>
    </style:style>
    <style:style style:name="Table1.B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382in" fo:border="none" style:writing-mode="lr-tb"/>
    </style:style>
    <style:style style:name="Table1.B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382in" fo:border="none" style:writing-mode="lr-tb"/>
    </style:style>
    <style:style style:name="Table1.B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382in" fo:border="none" style:writing-mode="lr-tb"/>
    </style:style>
    <style:style style:name="Table1.B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382in" fo:border="none" style:writing-mode="lr-tb"/>
    </style:style>
    <style:style style:name="Table1.B9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382in" fo:border="none" style:writing-mode="lr-tb"/>
    </style:style>
    <style:style style:name="Table1.B1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382in" fo:border="none" style:writing-mode="lr-tb"/>
    </style:style>
    <style:style style:name="Table1.B1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382in" fo:border="none" style:writing-mode="lr-tb"/>
    </style:style>
    <style:style style:name="Table1.B12" style:family="table-cell">
      <style:table-cell-properties style:vertical-align="top" fo:padding="0.0382in" fo:border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382in" fo:border="none" style:writing-mode="lr-tb"/>
    </style:style>
    <style:style style:name="Table1.B1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382in" fo:border="none" style:writing-mode="lr-tb"/>
    </style:style>
    <style:style style:name="Table1.B1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382in" fo:border="none" style:writing-mode="lr-tb"/>
    </style:style>
    <style:style style:name="Table1.B1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382in" fo:border="none" style:writing-mode="lr-tb"/>
    </style:style>
    <style:style style:name="Table1.B1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382in" fo:border="none" style:writing-mode="lr-tb"/>
    </style:style>
    <style:style style:name="Table1.B1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382in" fo:border="none" style:writing-mode="lr-tb"/>
    </style:style>
    <style:style style:name="Table1.B1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382in" fo:border="none" style:writing-mode="lr-tb"/>
    </style:style>
    <style:style style:name="Table1.B19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382in" fo:border="none" style:writing-mode="lr-tb"/>
    </style:style>
    <style:style style:name="Table1.B20" style:family="table-cell">
      <style:table-cell-properties style:vertical-align="top" fo:padding="0.0382in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1" style:family="table-cell">
      <style:table-cell-properties style:vertical-align="top" fo:padding="0.0382in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2" style:family="table-cell">
      <style:table-cell-properties style:vertical-align="top" fo:padding="0.0382in" fo:border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3" style:family="table-cell">
      <style:table-cell-properties style:vertical-align="top" fo:padding="0.0382in" fo:border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382in" fo:border="none" style:writing-mode="lr-tb"/>
    </style:style>
    <style:style style:name="Table1.B24" style:family="table-cell">
      <style:table-cell-properties style:vertical-align="top" fo:padding="0.0382in" fo:border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382in" fo:border="none" style:writing-mode="lr-tb"/>
    </style:style>
    <style:style style:name="Table1.B2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382in" fo:border="none" style:writing-mode="lr-tb"/>
    </style:style>
    <style:style style:name="Table1.B2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382in" fo:border="none" style:writing-mode="lr-tb"/>
    </style:style>
    <style:style style:name="Table1.B27" style:family="table-cell">
      <style:table-cell-properties style:vertical-align="top" fo:padding="0.0382in" fo:border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382in" fo:border="none" style:writing-mode="lr-tb"/>
    </style:style>
    <style:style style:name="Table1.B2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9" style:family="table-row">
      <style:table-row-properties fo:keep-together="always"/>
    </style:style>
    <style:style style:name="Table1.A29" style:family="table-cell">
      <style:table-cell-properties style:vertical-align="top" fo:padding="0.0382in" fo:border="none" style:writing-mode="lr-tb"/>
    </style:style>
    <style:style style:name="Table1.B29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top" fo:padding="0.0382in" fo:border="none" style:writing-mode="lr-tb"/>
    </style:style>
    <style:style style:name="Table1.B3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1" style:family="table-row">
      <style:table-row-properties fo:keep-together="always"/>
    </style:style>
    <style:style style:name="Table1.A31" style:family="table-cell">
      <style:table-cell-properties style:vertical-align="top" fo:padding="0.0382in" fo:border="none" style:writing-mode="lr-tb"/>
    </style:style>
    <style:style style:name="Table1.B3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3" style:family="table-row">
      <style:table-row-properties fo:keep-together="always"/>
    </style:style>
    <style:style style:name="Table1.A33" style:family="table-cell">
      <style:table-cell-properties style:vertical-align="top" fo:padding="0.0382in" fo:border="none" style:writing-mode="lr-tb"/>
    </style:style>
    <style:style style:name="Table1.B3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4" style:family="table-row">
      <style:table-row-properties fo:keep-together="always"/>
    </style:style>
    <style:style style:name="Table1.A34" style:family="table-cell">
      <style:table-cell-properties style:vertical-align="top" fo:padding="0.0382in" fo:border="none" style:writing-mode="lr-tb"/>
    </style:style>
    <style:style style:name="Table1.B3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rsid="0058e2ba" officeooo:paragraph-rsid="0058e2ba" style:font-size-asian="9pt" style:font-style-asian="normal" style:font-size-complex="9pt" style:font-style-complex="normal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adaf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7pt" fo:language="en" fo:country="US" fo:font-style="italic" officeooo:rsid="00323d47" officeooo:paragraph-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03c1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291d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3100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e488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5707f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3303de" officeooo:paragraph-rsid="004543ea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26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paragraph-rsid="004106b8" style:font-size-asian="9pt" style:font-style-asian="italic" style:font-size-complex="9pt" style:font-style-complex="italic"/>
    </style:style>
    <style:style style:name="P27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106b8" officeooo:paragraph-rsid="004106b8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58e2ba" officeooo:paragraph-rsid="0058e2ba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1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19740b" style:font-size-asian="9pt" style:font-style-asian="normal" style:font-size-complex="9pt" style:font-style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33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rsid="0041e616" officeooo:paragraph-rsid="0041e616" style:font-size-asian="9pt" style:font-style-asian="normal" style:font-size-complex="9pt" style:font-style-complex="normal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35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officeooo:paragraph-rsid="0058e2ba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officeooo:rsid="0046b684" officeooo:paragraph-rsid="0046b684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38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weight="bold" officeooo:rsid="0046b684" officeooo:paragraph-rsid="0046b684" style:letter-kerning="true" style:font-name-asian="DejaVu Sans1" style:font-size-asian="9pt" style:language-asian="zxx" style:country-asian="none" style:font-weight-asian="bold" style:font-name-complex="DejaVu Sans1" style:font-size-complex="9pt" style:language-complex="zxx" style:country-complex="none" style:font-weight-complex="bold"/>
    </style:style>
    <style:style style:name="P39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035a7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40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26635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41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42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43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4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4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692b0a" style:font-size-asian="9pt" style:font-style-asian="normal" style:font-size-complex="9pt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49" style:family="paragraph" style:parent-style-name="Standard">
      <style:paragraph-properties fo:text-align="start" style:justify-single-word="false"/>
      <style:text-properties style:font-name="Alfios" fo:font-size="9pt" fo:font-style="normal" officeooo:paragraph-rsid="006c39f7" style:font-size-asian="9pt" style:font-style-asian="normal" style:font-size-complex="9pt" style:font-style-complex="normal"/>
    </style:style>
    <style:style style:name="P50" style:family="paragraph" style:parent-style-name="Standard">
      <style:paragraph-properties fo:text-align="center" style:justify-single-word="false"/>
      <style:text-properties fo:color="#000000" style:font-name="Arsenal" fo:font-size="14pt" fo:font-style="normal" style:font-name-asian="BAAAAA+TimesNewRomanPS-ItalicMT" style:font-size-asian="14pt" style:font-style-asian="normal" style:font-name-complex="BAAAAA+TimesNewRomanPS-ItalicMT" style:font-size-complex="14pt" style:font-style-complex="normal"/>
    </style:style>
    <style:style style:name="P51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chivo Black" fo:font-size="30pt" fo:font-style="normal" fo:font-weight="normal" fo:background-color="transparent" style:font-name-asian="BAAAAA+TimesNewRomanPS-ItalicMT" style:font-size-asian="30pt" style:font-style-asian="normal" style:font-weight-asian="normal" style:font-name-complex="BAAAAA+TimesNewRomanPS-ItalicMT" style:font-size-complex="30pt" style:font-style-complex="normal" style:font-weight-complex="normal" style:text-scale="75%" loext:shadow="none"/>
    </style:style>
    <style:style style:name="P5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74f5a" officeooo:paragraph-rsid="005035a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641b00" officeooo:paragraph-rsid="00641b00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641b00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/>
    </style:style>
    <style:style style:name="P57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officeooo:rsid="00654e96" officeooo:paragraph-rsid="00654e96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59" style:family="paragraph" style:parent-style-name="Table_20_Contents">
      <style:paragraph-properties fo:text-align="end" style:justify-single-word="false"/>
      <style:text-properties fo:color="#000000" style:font-name="Candara" fo:font-size="8pt" fo:font-style="italic" officeooo:paragraph-rsid="005035a7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60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6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5035a7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6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641b00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6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66f9de" officeooo:paragraph-rsid="0066f9de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64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54e96" officeooo:paragraph-rsid="00654e96" style:font-size-asian="9pt" style:font-style-asian="italic" style:font-size-complex="9pt" style:font-style-complex="italic"/>
    </style:style>
    <style:style style:name="P65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63849" officeooo:paragraph-rsid="00663849" style:font-size-asian="9pt" style:font-style-asian="italic" style:font-size-complex="9pt" style:font-style-complex="italic"/>
    </style:style>
    <style:style style:name="P66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92b0a" officeooo:paragraph-rsid="00692b0a" style:font-size-asian="9pt" style:font-style-asian="italic" style:font-size-complex="9pt" style:font-style-complex="italic"/>
    </style:style>
    <style:style style:name="P67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654e96" style:font-size-asian="9pt" style:font-style-asian="normal" style:font-size-complex="9pt" style:font-style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654e96" style:font-size-asian="9pt" style:font-style-asian="normal" style:font-size-complex="9pt" style:font-style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692b0a" style:font-size-asian="9pt" style:font-style-asian="normal" style:font-size-complex="9pt" style:font-style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Alfios" fo:font-size="9pt" fo:font-style="normal" officeooo:rsid="00663849" officeooo:paragraph-rsid="00663849" style:font-size-asian="9pt" style:font-style-asian="normal" style:font-size-complex="9pt" style:font-style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663849" style:font-size-asian="9pt" style:font-style-asian="normal" style:font-size-complex="9pt" style:font-style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lfios" fo:font-size="9pt" fo:font-style="normal" officeooo:rsid="005b9226" officeooo:paragraph-rsid="00663849" style:font-size-asian="9pt" style:font-style-asian="normal" style:font-size-complex="9pt" style:font-style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Alfios" fo:font-size="9pt" fo:font-style="normal" officeooo:rsid="00692b0a" officeooo:paragraph-rsid="00692b0a" style:font-size-asian="9pt" style:font-style-asian="normal" style:font-size-complex="9pt" style:font-style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4aaa17" style:font-size-asian="9pt" style:font-style-asian="normal" style:font-size-complex="9pt" style:font-style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46b684" style:font-size-asian="9pt" style:font-style-asian="normal" style:font-size-complex="9pt" style:font-style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692b0a" style:font-size-asian="9pt" style:font-style-asian="normal" style:font-size-complex="9pt" style:font-style-complex="normal"/>
    </style:style>
    <style:style style:name="P77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style="normal" fo:font-weight="bold" officeooo:rsid="0058e2ba" officeooo:paragraph-rsid="0058e2ba" style:letter-kerning="true" style:font-name-asian="DejaVu Sans1" style:font-size-asian="9pt" style:language-asian="zxx" style:country-asian="none" style:font-style-asian="normal" style:font-weight-asian="bold" style:font-name-complex="DejaVu Sans1" style:font-size-complex="9pt" style:language-complex="zxx" style:country-complex="none" style:font-style-complex="normal" style:font-weight-complex="bold"/>
    </style:style>
    <style:style style:name="T1" style:family="text">
      <style:text-properties officeooo:rsid="000a410c"/>
    </style:style>
    <style:style style:name="T2" style:family="text">
      <style:text-properties style:font-name="Candara" fo:font-style="italic" style:font-style-asian="italic" style:font-size-complex="8pt" style:font-style-complex="italic"/>
    </style:style>
    <style:style style:name="T3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4" style:family="text">
      <style:text-properties officeooo:rsid="00100c89"/>
    </style:style>
    <style:style style:name="T5" style:family="text">
      <style:text-properties officeooo:rsid="00122399"/>
    </style:style>
    <style:style style:name="T6" style:family="text">
      <style:text-properties officeooo:rsid="0013e67a"/>
    </style:style>
    <style:style style:name="T7" style:family="text">
      <style:text-properties officeooo:rsid="00183fb3"/>
    </style:style>
    <style:style style:name="T8" style:family="text">
      <style:text-properties officeooo:rsid="0019740b"/>
    </style:style>
    <style:style style:name="T9" style:family="text">
      <style:text-properties officeooo:rsid="001a4705"/>
    </style:style>
    <style:style style:name="T10" style:family="text">
      <style:text-properties officeooo:rsid="0020323c"/>
    </style:style>
    <style:style style:name="T11" style:family="text">
      <style:text-properties officeooo:rsid="0026fe74"/>
    </style:style>
    <style:style style:name="T12" style:family="text">
      <style:text-properties officeooo:rsid="00286734"/>
    </style:style>
    <style:style style:name="T13" style:family="text">
      <style:text-properties officeooo:rsid="00291dd5"/>
    </style:style>
    <style:style style:name="T14" style:family="text">
      <style:text-properties officeooo:rsid="002d1431"/>
    </style:style>
    <style:style style:name="T15" style:family="text">
      <style:text-properties officeooo:rsid="003303de"/>
    </style:style>
    <style:style style:name="T16" style:family="text">
      <style:text-properties officeooo:rsid="003562d4"/>
    </style:style>
    <style:style style:name="T17" style:family="text">
      <style:text-properties officeooo:rsid="00374f5a"/>
    </style:style>
    <style:style style:name="T18" style:family="text">
      <style:text-properties officeooo:rsid="00394e38"/>
    </style:style>
    <style:style style:name="T19" style:family="text">
      <style:text-properties style:text-position="super 58%" officeooo:rsid="003303de"/>
    </style:style>
    <style:style style:name="T20" style:family="text">
      <style:text-properties officeooo:rsid="00403c15"/>
    </style:style>
    <style:style style:name="T21" style:family="text">
      <style:text-properties officeooo:rsid="004106b8"/>
    </style:style>
    <style:style style:name="T22" style:family="text">
      <style:text-properties officeooo:rsid="0041affe"/>
    </style:style>
    <style:style style:name="T23" style:family="text">
      <style:text-properties officeooo:rsid="0041e616"/>
    </style:style>
    <style:style style:name="T24" style:family="text">
      <style:text-properties officeooo:rsid="0043430b"/>
    </style:style>
    <style:style style:name="T25" style:family="text">
      <style:text-properties officeooo:rsid="00450495"/>
    </style:style>
    <style:style style:name="T26" style:family="text">
      <style:text-properties officeooo:rsid="004543ea"/>
    </style:style>
    <style:style style:name="T27" style:family="text">
      <style:text-properties fo:language="en" fo:country="US" officeooo:rsid="00323d47" style:letter-kerning="true" style:language-asian="zxx" style:country-asian="none" style:language-complex="zxx" style:country-complex="none"/>
    </style:style>
    <style:style style:name="T28" style:family="text">
      <style:text-properties fo:language="en" fo:country="US" officeooo:rsid="00641b00" style:letter-kerning="true" style:language-asian="zxx" style:country-asian="none" style:language-complex="zxx" style:country-complex="none"/>
    </style:style>
    <style:style style:name="T29" style:family="text">
      <style:text-properties officeooo:rsid="0046b684"/>
    </style:style>
    <style:style style:name="T30" style:family="text">
      <style:text-properties officeooo:rsid="004e5079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5035a7" style:font-style-asian="normal" style:font-style-complex="normal"/>
    </style:style>
    <style:style style:name="T33" style:family="text">
      <style:text-properties fo:font-style="normal" officeooo:rsid="00550d27" style:font-style-asian="normal" style:font-style-complex="normal"/>
    </style:style>
    <style:style style:name="T34" style:family="text">
      <style:text-properties fo:font-style="normal" officeooo:rsid="0055adaf" style:font-style-asian="normal" style:font-style-complex="normal"/>
    </style:style>
    <style:style style:name="T35" style:family="text">
      <style:text-properties fo:font-style="normal" officeooo:rsid="006866c2" style:font-style-asian="normal" style:font-style-complex="normal"/>
    </style:style>
    <style:style style:name="T36" style:family="text">
      <style:text-properties officeooo:rsid="005707f5"/>
    </style:style>
    <style:style style:name="T37" style:family="text">
      <style:text-properties officeooo:rsid="005fa510"/>
    </style:style>
    <style:style style:name="T38" style:family="text">
      <style:text-properties officeooo:rsid="00641b00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323d47" style:font-weight-asian="normal" style:font-weight-complex="normal"/>
    </style:style>
    <style:style style:name="T41" style:family="text">
      <style:text-properties fo:font-weight="normal" officeooo:rsid="00641b00" style:font-weight-asian="normal" style:font-weight-complex="normal"/>
    </style:style>
    <style:style style:name="T42" style:family="text">
      <style:text-properties officeooo:rsid="00654e96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officeooo:rsid="006866c2"/>
    </style:style>
    <style:style style:name="T45" style:family="text">
      <style:text-properties officeooo:rsid="006a44a8"/>
    </style:style>
    <style:style style:name="T46" style:family="text">
      <style:text-properties officeooo:rsid="006c39f7"/>
    </style:style>
    <style:style style:name="T47" style:family="text">
      <style:text-properties officeooo:rsid="006d7a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Alexei Znamensky</text:p>
      <text:p text:style-name="P50">Curriculum Vitæ / Resumé</text:p>
      <text:p text:style-name="P4"/>
      <text:p text:style-name="P13"><text:span text:style-name="T31">Mobile Phone: </text:span><text:span text:style-name="T32">+</text:span><text:span text:style-name="T35">64</text:span><text:span text:style-name="T32"> </text:span><text:span text:style-name="T35">27</text:span><text:span text:style-name="T32"> </text:span><text:span text:style-name="T35">204-4318</text:span><text:span text:style-name="T32"> | Mail: </text:span><text:a xlink:type="simple" xlink:href="mailto:russoz@gmail.com" text:style-name="Internet_20_link" text:visited-style-name="Visited_20_Internet_20_Link"><text:span text:style-name="T32">russoz@gmail.com</text:span></text:a><text:span text:style-name="T32"> | </text:span><text:span text:style-name="T33">Skype: russoz</text:span></text:p>
      <text:p text:style-name="P14"><text:a xlink:type="simple" xlink:href="https://linkedin.com/in/alexeiz" text:style-name="Internet_20_link" text:visited-style-name="Visited_20_Internet_20_Link"><text:span text:style-name="T35">https://linkedin.com/in/alexeiz</text:span></text:a><text:span text:style-name="T32"> </text:span><text:span text:style-name="T33">| </text:span><text:a xlink:type="simple" xlink:href="https://www.facebook.com/alexei.znamensky" text:style-name="Internet_20_link" text:visited-style-name="Visited_20_Internet_20_Link"><text:span text:style-name="T34">https://www.facebook.com/alexei.znamensky</text:span></text:a></text:p>
      <text:p text:style-name="P12"><text:a xlink:type="simple" xlink:href="https://github.com/russoz" text:style-name="Internet_20_link" text:visited-style-name="Visited_20_Internet_20_Link"><text:span text:style-name="T31">https://github.com/russoz</text:span></text:a><text:span text:style-name="T31"> | </text:span><text:a xlink:type="simple" xlink:href="https://metacpan.org/author/RUSSOZ" text:style-name="Internet_20_link" text:visited-style-name="Visited_20_Internet_20_Link"><text:span text:style-name="T31">https://metacpan.org/author/RUSSOZ</text:span></text:a></text:p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Objective</text:p>
          </table:table-cell>
          <table:table-cell table:style-name="Table1.B1" office:value-type="string">
            <text:p text:style-name="P39"/>
          </table:table-cell>
        </table:table-row>
        <table:table-row table:style-name="Table1.1">
          <table:table-cell table:style-name="Table1.A1" office:value-type="string">
            <text:p text:style-name="P37"/>
          </table:table-cell>
          <table:table-cell table:style-name="Table1.B1" office:value-type="string">
            <text:p text:style-name="P40"><text:span text:style-name="T37">A</text:span> <text:span text:style-name="T47">Site Reliability Engineering</text:span> role supporting high-volume, mission-critical systems</text:p>
          </table:table-cell>
        </table:table-row>
        <table:table-row table:style-name="Table1.3">
          <table:table-cell table:style-name="Table1.A30" office:value-type="string">
            <text:p text:style-name="P25"/>
          </table:table-cell>
          <table:table-cell table:style-name="Table1.B27" office:value-type="string">
            <text:p text:style-name="P30"/>
          </table:table-cell>
        </table:table-row>
        <table:table-row table:style-name="Table1.4">
          <table:table-cell table:style-name="Table1.A30" office:value-type="string">
            <text:p text:style-name="P35">Skills</text:p>
          </table:table-cell>
          <table:table-cell table:style-name="Table1.B30" office:value-type="string">
            <text:p text:style-name="P30"/>
          </table:table-cell>
        </table:table-row>
        <table:table-row table:style-name="Table1.8">
          <table:table-cell table:style-name="Table1.A30" office:value-type="string">
            <text:p text:style-name="P65">Continuous Integration/Delivery</text:p>
          </table:table-cell>
          <table:table-cell table:style-name="Table1.B30" office:value-type="string">
            <text:p text:style-name="P70">Atlassian stack: Jira, Bitbucket/<text:span text:style-name="T46">Stash</text:span>, Bamboo, Crucible/Fisheye, Hipchat</text:p>
            <text:p text:style-name="P70">Also some experience with Jenkins</text:p>
            <text:p text:style-name="P70">Strong experience writing unit and integration tests</text:p>
          </table:table-cell>
        </table:table-row>
        <table:table-row table:style-name="Table1.8">
          <table:table-cell table:style-name="Table1.A30" office:value-type="string">
            <text:p text:style-name="P64">Systems &amp; Applications Administration</text:p>
          </table:table-cell>
          <table:table-cell table:style-name="Table1.B30" office:value-type="string">
            <text:p text:style-name="P67">Unix/Linux administration since 1995 <text:span text:style-name="T29">(Solaris, IRIX, AIX, Debian, RedHat, Ubuntu)</text:span></text:p>
            <text:p text:style-name="P68"><text:span text:style-name="T21">A</text:span>ssessing and tuning <text:span text:style-name="T21">SO and apps </text:span>performance</text:p>
            <text:p text:style-name="P67"><text:span text:style-name="T21">I</text:span>nstalling, configuring, <text:span text:style-name="T16">programming</text:span> and managing <text:span text:style-name="T20">Java-based application servers</text:span></text:p>
            <text:p text:style-name="P71">Large experience in troubleshooting</text:p>
          </table:table-cell>
        </table:table-row>
        <table:table-row table:style-name="Table1.8">
          <table:table-cell table:style-name="Table1.A30" office:value-type="string">
            <text:p text:style-name="P66">DevOps</text:p>
          </table:table-cell>
          <table:table-cell table:style-name="Table1.B30" office:value-type="string">
            <text:p text:style-name="P69"><text:span text:style-name="T42">Basic experience with AWS management</text:span></text:p>
            <text:p text:style-name="P73">Intermediate experience with vagrant</text:p>
            <text:p text:style-name="P73">Intermediate experience with chef &amp; puppet</text:p>
            <text:p text:style-name="P47"><text:span text:style-name="T25">Basic</text:span> experience with containerization (docker)</text:p>
          </table:table-cell>
        </table:table-row>
        <table:table-row table:style-name="Table1.8">
          <table:table-cell table:style-name="Table1.A30" office:value-type="string">
            <text:p text:style-name="P64">Support</text:p>
          </table:table-cell>
          <table:table-cell table:style-name="Table1.B30" office:value-type="string">
            <text:p text:style-name="P71">Systems monitoring <text:span text:style-name="T30">(mostly </text:span>nagios <text:span text:style-name="T30">&amp;</text:span> zabbix<text:span text:style-name="T30">)</text:span></text:p>
            <text:p text:style-name="P72">JIRA administration</text:p>
            <text:p text:style-name="P71">Automati<text:span text:style-name="T22">on of</text:span> first-response to incidents with remediation systems</text:p>
          </table:table-cell>
        </table:table-row>
        <table:table-row table:style-name="Table1.9">
          <table:table-cell table:style-name="Table1.A30" office:value-type="string">
            <text:p text:style-name="P25">Development</text:p>
          </table:table-cell>
          <table:table-cell table:style-name="Table1.B30" office:value-type="string">
            <text:p text:style-name="P49"><text:span text:style-name="T7">E</text:span>xperience with Java Enterprise <text:span text:style-name="T44">for over 15 years, bash, python, among others</text:span></text:p>
            <text:p text:style-name="P48"><text:span text:style-name="T45">Basic</text:span> experience with Functional programming</text:p>
            <text:p text:style-name="P69"><text:span text:style-name="T29">Security-aware mindset (though not a specialist in the field)</text:span></text:p>
            <text:p text:style-name="P76">Queue systems: IBM MQ, HornetQ, Rabbit, Artemis</text:p>
          </table:table-cell>
        </table:table-row>
        <table:table-row table:style-name="Table1.10">
          <table:table-cell table:style-name="Table1.A30" office:value-type="string">
            <text:p text:style-name="P25">Training</text:p>
          </table:table-cell>
          <table:table-cell table:style-name="Table1.B30" office:value-type="string">
            <text:p text:style-name="P31"><text:span text:style-name="T8">E</text:span>xperience in <text:span text:style-name="T9">teaching</text:span> <text:span text:style-name="T8">technical courses since 1998</text:span></text:p>
          </table:table-cell>
        </table:table-row>
        <table:table-row table:style-name="Table1.11">
          <table:table-cell table:style-name="Table1.A30" office:value-type="string">
            <text:p text:style-name="P25">Languages</text:p>
          </table:table-cell>
          <table:table-cell table:style-name="Table1.B30" office:value-type="string">
            <text:p text:style-name="P6">Portuguese: Fluent (native)</text:p>
            <text:p text:style-name="P5">English: Fluent (reading, writing, speaking)</text:p>
            <text:p text:style-name="P29">Spanish: <text:span text:style-name="T24">Advanced</text:span> (reading, <text:span text:style-name="T1">writing, </text:span>speaking)</text:p>
          </table:table-cell>
        </table:table-row>
        <table:table-row table:style-name="Table1.12">
          <table:table-cell table:style-name="Table1.A30" office:value-type="string">
            <text:p text:style-name="P25"/>
          </table:table-cell>
          <table:table-cell table:style-name="Table1.B27" office:value-type="string">
            <text:p text:style-name="P6"/>
          </table:table-cell>
        </table:table-row>
        <table:table-row table:style-name="Table1.13">
          <table:table-cell table:style-name="Table1.A30" office:value-type="string">
            <text:p text:style-name="P35">Experience</text:p>
            <text:p text:style-name="P15"><text:span text:style-name="T26">(Full listing at</text:span> Linkedin<text:span text:style-name="T23">)</text:span></text:p>
          </table:table-cell>
          <table:table-cell table:style-name="Table1.B30" office:value-type="string">
            <text:p text:style-name="P33"/>
          </table:table-cell>
        </table:table-row>
        <table:table-row table:style-name="Table1.14">
          <table:table-cell table:style-name="Table1.A30" office:value-type="string">
            <text:p text:style-name="P57">timbre Digital</text:p>
            <text:p text:style-name="P55">Delivery Services Engineer</text:p>
            <text:p text:style-name="P55">Auckland, NEW ZEALAND</text:p>
            <text:p text:style-name="P62"><text:span text:style-name="T38">Feb/2017</text:span> – <text:span text:style-name="T38">Current</text:span></text:p>
          </table:table-cell>
          <table:table-cell table:style-name="Table1.B30" office:value-type="string">
            <text:p text:style-name="P63">Responsible for providing <text:span text:style-name="T47">tools and processes for</text:span> the build and deployment process at global scale. <text:span text:style-name="T47">Mostly using Atlassian stack plus a number of in-house developed python applications.</text:span></text:p>
          </table:table-cell>
        </table:table-row>
        <table:table-row table:style-name="Table1.15">
          <table:table-cell table:style-name="Table1.A30" office:value-type="string">
            <text:p text:style-name="P11">Movile</text:p>
            <text:p text:style-name="P52">Reliability Manager</text:p>
            <text:p text:style-name="P53">Campinas, <text:span text:style-name="T26">BRAZIL</text:span></text:p>
            <text:p text:style-name="P56"><text:span text:style-name="T28">(2 yrs at </text:span><text:span text:style-name="T27">ARGENTINA</text:span><text:span text:style-name="T28">)</text:span></text:p>
            <text:p text:style-name="P56"><text:span text:style-name="T39">Oct/2012 – </text:span><text:span text:style-name="T41">Sep</text:span><text:span text:style-name="T40">/201</text:span><text:span text:style-name="T41">6</text:span></text:p>
          </table:table-cell>
          <table:table-cell table:style-name="Table1.B30" office:value-type="string">
            <text:p text:style-name="P18">Responsible <text:span text:style-name="T15">for the Reliability area, leveraging services/tools to sustain a 150 million transactions/day operation, 24x7x365. Implemented alarms remediation, and improved response times for 2</text:span><text:span text:style-name="T19">nd</text:span><text:span text:style-name="T15"> level teams using better notification tools and processes. The area grew from ~500 tickets/month by the end of 2011 to ~6000/tickets/month by mid-2016, with presence in two countries, while implementing SLAs for our customers. Interaction with clients, service providers, business teams and technical teams across Latin America.</text:span></text:p>
            <text:p text:style-name="P23">Automated many workflows, created and destroyed a number of processes for the team. Reinvented the team a couple of times, interviewed some hundreds of people. <text:span text:style-name="T17">Implemented agile patterns like Kanban.</text:span></text:p>
          </table:table-cell>
        </table:table-row>
        <table:table-row table:style-name="Table1.16">
          <table:table-cell table:style-name="Table1.A30" office:value-type="string">
            <text:p text:style-name="P11">IBM Brazil</text:p>
            <text:p text:style-name="P54">Senior IT Specialist</text:p>
            <text:p text:style-name="P59">Mar/2011 – Sep/2012</text:p>
          </table:table-cell>
          <table:table-cell table:style-name="Table1.B30" office:value-type="string">
            <text:p text:style-name="P17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ext:soft-page-break/>
        <table:table-row table:style-name="Table1.17">
          <table:table-cell table:style-name="Table1.A30" office:value-type="string">
            <text:p text:style-name="P11">Cognizant</text:p>
            <text:p text:style-name="P60">Senior Support Analyst</text:p>
            <text:p text:style-name="P61">Nov/2009 – Mar/2011</text:p>
          </table:table-cell>
          <table:table-cell table:style-name="Table1.B30" office:value-type="string">
            <text:p text:style-name="P19"><text:span text:style-name="T13">A</text:span>llocated full-time at Avon Cosmetics Brazil. <text:span text:style-name="T13">IBM WAS A</text:span>dministrator <text:span text:style-name="T18">multi-</text:span>platforms <text:span text:style-name="T18">(except z/OS), providing support for development teams in 3 continents. Did some Linux and AIX administration, using server configuration automation.</text:span></text:p>
          </table:table-cell>
        </table:table-row>
        <table:table-row table:style-name="Table1.18">
          <table:table-cell table:style-name="Table1.A30" office:value-type="string">
            <text:p text:style-name="P11">IBM Brazil</text:p>
            <text:p text:style-name="P54">Senior IT Specialist</text:p>
            <text:p text:style-name="P59">Apr/2005 – Nov/2009</text:p>
          </table:table-cell>
          <table:table-cell table:style-name="Table1.B30" office:value-type="string">
            <text:p text:style-name="P17"><text:span text:style-name="T10">H</text:span>ave worked in a handful different projects, <text:span text:style-name="T18">eventually leading the administration team in some of them, maintaining, </text:span>building and deploying J2EE applications, <text:span text:style-name="T18">providing </text:span>level 3 &amp; 4 support for <text:span text:style-name="T18">IBM off-shore projects using IBM WAS</text:span> v5.x &amp; v6.x, Portal Server v6.x, <text:span text:style-name="T18">along with </text:span>teams in Brazil, USA, India and Europe.</text:p>
          </table:table-cell>
        </table:table-row>
        <table:table-row table:style-name="Table1.19">
          <table:table-cell table:style-name="Table1.A30" office:value-type="string">
            <text:p text:style-name="P10">LSI-EPUSP</text:p>
            <text:p text:style-name="P54">System Administrator</text:p>
            <text:p text:style-name="P59">1994 – 1999</text:p>
          </table:table-cell>
          <table:table-cell table:style-name="Table1.B30" office:value-type="string">
            <text:p text:style-name="P17"><text:span text:style-name="T11">Systems, Networking &amp; Security Administrator, working with </text:span>Solaris, IRIX, Linux and AIX; Unix Teacher; Intern – Parallel Computing <text:span text:style-name="T12">D</text:span>evelopment</text:p>
          </table:table-cell>
        </table:table-row>
        <table:table-row table:style-name="Table1.20">
          <table:table-cell table:style-name="Table1.A30" office:value-type="string">
            <text:p text:style-name="P25"/>
          </table:table-cell>
          <table:table-cell table:style-name="Table1.B27" office:value-type="string">
            <text:p text:style-name="P30"/>
          </table:table-cell>
        </table:table-row>
        <table:table-row table:style-name="Table1.21">
          <table:table-cell table:style-name="Table1.A23" office:value-type="string">
            <text:p text:style-name="P35">Communities</text:p>
          </table:table-cell>
          <table:table-cell table:style-name="Table1.B27" office:value-type="string">
            <text:p text:style-name="P29"/>
          </table:table-cell>
        </table:table-row>
        <table:table-row table:style-name="Table1.22">
          <table:table-cell table:style-name="Table1.A23" office:value-type="string">
            <text:p text:style-name="P45">S.Paulo Perl Mongers</text:p>
            <text:p text:style-name="P9"><text:a xlink:type="simple" xlink:href="http://sao-paulo.pm.org/" text:style-name="Internet_20_link" text:visited-style-name="Visited_20_Internet_20_Link"><text:span text:style-name="T2">http://sao-paulo.pm.org/</text:span></text:a></text:p>
            <text:p text:style-name="P58"><text:span text:style-name="T6">since </text:span>May/2008</text:p>
          </table:table-cell>
          <table:table-cell table:style-name="Table1.B27" office:value-type="string">
            <text:p text:style-name="P21"><text:span text:style-name="T5">Active member since 2008; Group l</text:span>eader <text:span text:style-name="T5">(</text:span>May/2011 –<text:span text:style-name="T5"> </text:span>Feb/2013<text:span text:style-name="T5">); </text:span><text:s/>Author of a <text:span text:style-name="T42">small</text:span> number of Perl modules, at <text:a xlink:type="simple" xlink:href="http://metacpan.org/author/RUSSOZ" text:style-name="Internet_20_link" text:visited-style-name="Visited_20_Internet_20_Link"><text:span text:style-name="T20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3">
          <table:table-cell table:style-name="Table1.A23" office:value-type="string">
            <text:p text:style-name="P11">SouJava</text:p>
            <text:p text:style-name="P24"><text:a xlink:type="simple" xlink:href="http://www.soujava.org.br/" text:style-name="Internet_20_link" text:visited-style-name="Visited_20_Internet_20_Link"><text:span text:style-name="Internet_20_link"><text:span text:style-name="T3">http://www.soujava.org.br/</text:span></text:span></text:a></text:p>
            <text:p text:style-name="P58"><text:span text:style-name="T6">since </text:span>Out/1998</text:p>
          </table:table-cell>
          <table:table-cell table:style-name="Table1.B27" office:value-type="string">
            <text:p text:style-name="P22"><text:span text:style-name="T36">Founding member, </text:span>Organization <text:span text:style-name="T4">(Oct/1998 – Jul/2002)</text:span></text:p>
            <text:p text:style-name="P17">Administration and support on events.</text:p>
            <text:p text:style-name="P16">Administration of the group server www.soujava.org.br</text:p>
          </table:table-cell>
        </table:table-row>
        <table:table-row table:style-name="Table1.24">
          <table:table-cell table:style-name="Table1.A30" office:value-type="string">
            <text:p text:style-name="P25"/>
          </table:table-cell>
          <table:table-cell table:style-name="Table1.B27" office:value-type="string">
            <text:p text:style-name="P30"/>
          </table:table-cell>
        </table:table-row>
        <table:table-row table:style-name="Table1.25">
          <table:table-cell table:style-name="Table1.A30" office:value-type="string">
            <text:p text:style-name="P36">Certifications</text:p>
          </table:table-cell>
          <table:table-cell table:style-name="Table1.B30" office:value-type="string">
            <text:p text:style-name="P30"/>
          </table:table-cell>
        </table:table-row>
        <table:table-row table:style-name="Table1.26">
          <table:table-cell table:style-name="Table1.A30" office:value-type="string">
            <text:p text:style-name="P34"/>
          </table:table-cell>
          <table:table-cell table:style-name="Table1.B30" office:value-type="string">
            <text:p text:style-name="P30">IBM Certified System Administrator – WAS ND 6.0</text:p>
            <text:p text:style-name="P46"><text:s text:c="2"/>on November, 29th 2005</text:p>
            <text:p text:style-name="P29">Sun Certified Web Component Dev. for J2EE 1.3</text:p>
            <text:p text:style-name="P44"><text:s text:c="2"/>on March, 19th 2004</text:p>
            <text:p text:style-name="P29">Sun Certified Java Programmer for Java 1.4</text:p>
            <text:p text:style-name="P44"><text:s text:c="2"/>on July, 31st 2003</text:p>
            <text:p text:style-name="P29">Linux Professional Institute Certification Level 2</text:p>
            <text:p text:style-name="P44"><text:s text:c="2"/>on June 30th 2003 (LPI000022682, 97fgfk3m5a)</text:p>
            <text:p text:style-name="P29">Linux Professional Institute Certification Level 1</text:p>
            <text:p text:style-name="P44"><text:s text:c="2"/>on October, 23rd 2002 (LPI000022682, 4mmh2lw3lg)</text:p>
          </table:table-cell>
        </table:table-row>
        <table:table-row table:style-name="Table1.27">
          <table:table-cell table:style-name="Table1.A30" office:value-type="string">
            <text:p text:style-name="P43"/>
          </table:table-cell>
          <table:table-cell table:style-name="Table1.B27" office:value-type="string">
            <text:p text:style-name="P30"/>
          </table:table-cell>
        </table:table-row>
        <table:table-row table:style-name="Table1.28">
          <table:table-cell table:style-name="Table1.A30" office:value-type="string">
            <text:p text:style-name="P35">Education</text:p>
          </table:table-cell>
          <table:table-cell table:style-name="Table1.B30" office:value-type="string">
            <text:p text:style-name="P30"/>
          </table:table-cell>
        </table:table-row>
        <table:table-row table:style-name="Table1.29">
          <table:table-cell table:style-name="Table1.A30" office:value-type="string">
            <text:p text:style-name="P25">Graduated</text:p>
            <text:p text:style-name="P25">Dec 2009</text:p>
          </table:table-cell>
          <table:table-cell table:style-name="Table1.B30" office:value-type="string">
            <text:p text:style-name="P30">Gestão de Negócios na Pequena e Média Empresa</text:p>
            <text:p text:style-name="P29">(Business Management in Small and Medium Enterprises)</text:p>
            <text:p text:style-name="P29">Universidade Anhembi-Morumbi</text:p>
            <text:p text:style-name="P29">São Paulo, SP</text:p>
          </table:table-cell>
        </table:table-row>
        <table:table-row table:style-name="Table1.30">
          <table:table-cell table:style-name="Table1.A30" office:value-type="string">
            <text:p text:style-name="P25">Not completed</text:p>
          </table:table-cell>
          <table:table-cell table:style-name="Table1.B30" office:value-type="string">
            <text:p text:style-name="P6">Ciência da Computação (BsC Computer Sciences)</text:p>
            <text:p text:style-name="P29">Instituto de Matemática e Estatística da USP</text:p>
            <text:p text:style-name="P29">São Paulo, SP</text:p>
          </table:table-cell>
        </table:table-row>
        <table:table-row table:style-name="Table1.31">
          <table:table-cell table:style-name="Table1.A33" office:value-type="string">
            <text:p text:style-name="P25">High School</text:p>
            <text:p text:style-name="P25">Dec 1992</text:p>
          </table:table-cell>
          <table:table-cell table:style-name="Table1.B33" office:value-type="string">
            <text:p text:style-name="P7">Colégio Marista de Brasília, </text:p>
            <text:p text:style-name="P32">Brasília, DF</text:p>
          </table:table-cell>
        </table:table-row>
        <table:table-row table:style-name="Table1.1"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1"/>
          </table:table-cell>
        </table:table-row>
        <table:table-row table:style-name="Table1.33">
          <table:table-cell table:style-name="Table1.A33" office:value-type="string">
            <text:p text:style-name="P77">Other Interests</text:p>
          </table:table-cell>
          <table:table-cell table:style-name="Table1.B33" office:value-type="string">
            <text:p text:style-name="P7"/>
          </table:table-cell>
        </table:table-row>
        <table:table-row table:style-name="Table1.34">
          <table:table-cell table:style-name="Table1.A34" office:value-type="string">
            <text:p text:style-name="P28"/>
          </table:table-cell>
          <table:table-cell table:style-name="Table1.B34" office:value-type="string">
            <text:p text:style-name="P8">languages, etymology, humans, consciousness, archery, teaching, sailing, history, geography, philosophy, music, automation, open source, robot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ex Brush" svg:font-family="'Alex Brush'" style:font-pitch="variable"/>
    <style:font-face style:name="Alfios" svg:font-family="Alfios" style:font-pitch="variable"/>
    <style:font-face style:name="Archivo Black" svg:font-family="'Archivo Black'" style:font-pitch="variable"/>
    <style:font-face style:name="Arial Black1" svg:font-family="'Arial Black'" style:font-pitch="variable"/>
    <style:font-face style:name="Arsenal" svg:font-family="Arsenal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legreya Sans" svg:font-family="'Alegreya Sans'" style:font-adornments="Black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Open Sans Extrabold" svg:font-family="'Open Sans Extrabold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2701in" fo:page-height="11.6902in" style:num-format="1" style:print-orientation="portrait" fo:margin-top="0.6in" fo:margin-bottom="0.6in" fo:margin-left="0.6in" fo:margin-right="0.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2</text:page-number></text:p>
        <text:p text:style-name="MP2">This file was updated on: <text:date style:data-style-name="N75" text:date-value="2017-09-16T17:58:28.160244673">Sep 16, 2017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7-09-16T17:58:28.120743092</dc:date>
    <meta:editing-cycles>109</meta:editing-cycles>
    <meta:editing-duration>P5DT8H50M7S</meta:editing-duration>
    <meta:generator>LibreOffice/5.1.6.2$Linux_X86_64 LibreOffice_project/10m0$Build-2</meta:generator>
    <meta:document-statistic meta:table-count="1" meta:image-count="0" meta:object-count="0" meta:page-count="2" meta:paragraph-count="108" meta:word-count="688" meta:character-count="5237" meta:non-whitespace-character-count="4634"/>
    <meta:user-defined meta:name="Info 1"/>
    <meta:user-defined meta:name="Info 2"/>
    <meta:user-defined meta:name="Info 3"/>
    <meta:user-defined meta:name="Info 4"/>
  </office:meta>
</office:document-meta>
</file>